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cc99" draw:textarea-horizontal-align="justify" draw:textarea-vertical-align="middle" draw:auto-grow-height="false" fo:min-height="0cm" fo:min-width="0cm"/>
    </style:style>
    <style:style style:name="gr2" style:family="graphic" style:parent-style-name="standard">
      <style:graphic-properties draw:fill="solid" draw:fill-color="#e6e6ff" draw:textarea-horizontal-align="justify" draw:textarea-vertical-align="middle" draw:auto-grow-height="false" fo:min-height="0cm" fo:min-width="0cm"/>
    </style:style>
    <style:style style:name="gr3" style:family="graphic" style:parent-style-name="standard">
      <style:graphic-properties draw:fill="solid" draw:fill-color="#999999" draw:textarea-horizontal-align="justify" draw:textarea-vertical-align="middle" draw:auto-grow-height="false" fo:min-height="0cm" fo:min-width="0cm"/>
    </style:style>
    <style:style style:name="gr4" style:family="graphic" style:parent-style-name="standard">
      <style:graphic-properties draw:fill="solid" draw:fill-color="#e6e6e6" draw:textarea-horizontal-align="justify" draw:textarea-vertical-align="middle" draw:auto-grow-height="false" fo:min-height="0cm" fo:min-width="0cm"/>
    </style:style>
    <style:style style:name="gr5" style:family="graphic" style:parent-style-name="standard">
      <style:graphic-properties draw:fill="solid" draw:fill-color="#ffff99"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fill="solid" draw:fill-color="#0047ff" draw:textarea-horizontal-align="justify" draw:textarea-vertical-align="middle" draw:auto-grow-height="false" fo:min-height="0cm" fo:min-width="0cm"/>
    </style:style>
    <style:style style:name="gr8" style:family="graphic" style:parent-style-name="standard">
      <style:graphic-properties draw:fill="solid" draw:fill-color="#999999" draw:textarea-horizontal-align="justify" draw:textarea-vertical-align="middle" draw:auto-grow-height="false" fo:min-height="0cm" fo:min-width="0cm"/>
    </style:style>
    <style:style style:name="gr9" style:family="graphic" style:parent-style-name="standard">
      <style:graphic-properties draw:fill="solid" draw:fill-color="#0047ff" draw:textarea-horizontal-align="justify" draw:textarea-vertical-align="middle" draw:auto-grow-height="false" fo:min-height="0cm" fo:min-width="0cm"/>
    </style:style>
    <style:style style:name="gr10" style:family="graphic" style:parent-style-name="standard">
      <style:graphic-properties draw:fill="solid" draw:fill-color="#ffffff" draw:textarea-horizontal-align="justify" draw:textarea-vertical-align="middle" draw:auto-grow-height="false" fo:min-height="0cm" fo:min-width="0cm"/>
    </style:style>
    <style:style style:name="gr11" style:family="graphic" style:parent-style-name="standard">
      <style:graphic-properties draw:fill="solid" draw:fill-color="#ff8080"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55cm" svg:height="6.35cm" svg:x="7.955cm" svg:y="5.715cm">
          <text:p text:style-name="P1">C++</text:p>
          <text:p text:style-name="P1">Execution Algorithms,</text:p>
          <text:p text:style-name="P1">Access Methods,</text:p>
          <text:p text:style-name="P1">and Data Cache</text:p>
          <draw:enhanced-geometry svg:viewBox="0 0 21600 21600" draw:type="rectangle" draw:enhanced-path="M 0 0 L 21600 0 21600 21600 0 21600 0 0 Z N"/>
        </draw:custom-shape>
        <draw:custom-shape draw:style-name="gr1" draw:text-style-name="P1" draw:layer="layout" svg:width="8.255cm" svg:height="3.81cm" svg:x="7.955cm" svg:y="2.005cm">
          <text:p text:style-name="P1"/>
          <text:p text:style-name="P1">SQL Parsing, Validation,</text:p>
          <text:p text:style-name="P1">Optimization, Session Mgmt,</text:p>
          <text:p text:style-name="P1">and Java Execution Algorithms</text:p>
          <draw:enhanced-geometry svg:viewBox="0 0 21600 21600" draw:type="rectangle" draw:enhanced-path="M 0 0 L 21600 0 21600 21600 0 21600 0 0 Z N"/>
        </draw:custom-shape>
        <draw:custom-shape draw:style-name="gr2" draw:text-style-name="P2" draw:layer="layout" svg:width="15.24cm" svg:height="8.255cm" svg:x="5.415cm" svg:y="12.065cm">
          <text:p text:style-name="P2"/>
          <text:p text:style-name="P2"/>
          <text:p text:style-name="P2"/>
          <text:p text:style-name="P2"/>
          <text:p text:style-name="P2"/>
          <text:p text:style-name="P2"/>
          <text:p text:style-name="P2">Local Stor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08cm" svg:height="5.08cm" svg:x="6.485cm" svg:y="12.6cm">
          <text:p text:style-name="P1">Bitmap-indexed</text:p>
          <text:p text:style-name="P1">Column-store</text:p>
          <text:p text:style-name="P1">Tablespaces</text:p>
          <text:p text:style-name="P1">(Persistent data)</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3.175cm" svg:height="3.81cm" svg:x="12.4cm" svg:y="12.7cm">
          <text:p text:style-name="P1">Catalog</text:p>
          <text:p text:style-name="P1">Repository</text:p>
          <text:p text:style-name="P1">(Metadata)</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3.175cm" svg:height="3.175cm" svg:x="11.765cm" svg:y="16.845cm">
          <text:p text:style-name="P1">Temp</text:p>
          <text:p text:style-name="P1">Tablespac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1.43cm" svg:height="5.08cm" svg:x="14.94cm" svg:y="3.24cm">
          <text:p text:style-name="P1">SQL/MED</text:p>
          <text:p text:style-name="P1">Foreign Data Wrapper</text:p>
          <text:p text:style-name="P1">Plugin Integration</text:p>
          <draw:enhanced-geometry svg:viewBox="0 0 21600 21600" draw:mirror-horizontal="fals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6" draw:text-style-name="P1" draw:layer="layout" svg:width="2.54cm" svg:height="3.81cm" svg:x="18.75cm" svg:y="7.05cm">
          <text:p text:style-name="P1">Flat File</text:p>
          <text:p text:style-name="P1">Wrapper</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 draw:text-style-name="P1" draw:layer="layout" svg:width="2.54cm" svg:height="3.81cm" svg:x="21.29cm" svg:y="7.05cm">
          <text:p text:style-name="P1">JDBC</text:p>
          <text:p text:style-name="P1">Wrapper</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 draw:text-style-name="P1" draw:layer="layout" svg:width="2.54cm" svg:height="3.81cm" svg:x="23.83cm" svg:y="7.05cm">
          <text:p text:style-name="P1">User</text:p>
          <text:p text:style-name="P1">Defined</text:p>
          <text:p text:style-name="P1">Wrapper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54cm" svg:height="3.81cm" svg:x="21.29cm" svg:y="10.225cm">
          <text:p text:style-name="P1">3rd-party</text:p>
          <text:p text:style-name="P1">JDBC</text:p>
          <text:p text:style-name="P1">Driver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3" draw:layer="layout" svg:width="2.54cm" svg:height="3.81cm" svg:x="17.815cm" svg:y="1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 draw:text-style-name="P1" draw:layer="layout" svg:width="2.54cm" svg:height="3.81cm" svg:x="17.28cm" svg:y="12.765cm">
          <text:p text:style-name="P1">BCP,</text:p>
          <text:p text:style-name="P1">CSV,</text:p>
          <text:p text:style-name="P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 draw:text-style-name="P1" draw:layer="layout" svg:width="3.175cm" svg:height="3.81cm" svg:x="22.025cm" svg:y="16.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3.175cm" svg:height="3.81cm" svg:x="21.29cm" svg:y="16.275cm">
          <text:p text:style-name="P1">MySQL,</text:p>
          <text:p text:style-name="P1">Oracle...</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3" draw:layer="layout" svg:width="0.635cm" svg:height="2.54cm" svg:x="19.185cm" svg:y="10.8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3" draw:layer="layout" svg:width="0.635cm" svg:height="2.54cm" svg:x="22.26cm" svg:y="14.07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 draw:layer="layout" svg:width="3.175cm" svg:height="3.175cm" svg:x="23.83cm" svg:y="12.965cm">
          <text:p text:style-name="P1">Any Data</text:p>
          <text:p text:style-name="P1">Sour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3" draw:layer="layout" svg:width="0.635cm" svg:height="2.54cm" svg:x="25.1cm" svg:y="10.8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6.985cm" svg:height="5.08cm" svg:x="1.605cm" svg:y="3.275cm">
          <text:p text:style-name="P1">SQL/JRT</text:p>
          <text:p text:style-name="P1">Java Function</text:p>
          <text:p text:style-name="P1">Plugin Integration</text:p>
          <draw:enhanced-geometry svg:viewBox="0 0 21600 21600" draw:mirror-horizontal="false" draw:mirror-vertical="false"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 draw:text-style-name="P1" draw:layer="layout" svg:width="2.54cm" svg:height="3.81cm" svg:x="1.605cm" svg:y="7.085cm">
          <text:p text:style-name="P1">LucidDB</text:p>
          <text:p text:style-name="P1">Applib</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 draw:text-style-name="P1" draw:layer="layout" svg:width="2.54cm" svg:height="3.81cm" svg:x="4.145cm" svg:y="7.085cm">
          <text:p text:style-name="P1">User</text:p>
          <text:p text:style-name="P1">Defined</text:p>
          <text:p text:style-name="P1">Libraries</text:p>
          <draw:enhanced-geometry svg:viewBox="0 0 21600 21600" draw:mirror-horizontal="false" draw:mirror-vertical="false"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 draw:text-style-name="P1" draw:layer="layout" svg:width="6.35cm" svg:height="1.905cm" svg:x="8.89cm" svg:y="0.635cm">
          <text:p text:style-name="P1">LucidDB</text:p>
          <text:p text:style-name="P1">JDBC Driver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3" draw:layer="layout" svg:width="3.81cm" svg:height="2.54cm" svg:x="15.575cm" svg:y="17.58cm">
          <text:p text:style-name="P1">Recovery</text:p>
          <text:p text:style-name="P1">Log</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7-09T16:17:12</meta:creation-date>
    <dc:date>2006-08-05T13:15:29</dc:date>
    <dc:language>en-US</dc:language>
    <meta:editing-cycles>15</meta:editing-cycles>
    <meta:editing-duration>PT1H18M37S</meta:editing-duration>
    <meta:user-defined meta:name="Info 1"/>
    <meta:user-defined meta:name="Info 2"/>
    <meta:user-defined meta:name="Info 3"/>
    <meta:user-defined meta:name="Info 4"/>
    <meta:document-statistic meta:object-count="24"/>
  </office:meta>
</office:document-meta>
</file>